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Times new roman" svg:font-family="'Times new roman'" style:font-family-generic="roman"/>
    <style:font-face style:name="Noto Sans Devanagari1" svg:font-family="'Noto Sans Devanagari'" style:font-family-generic="swiss"/>
    <style:font-face style:name="Calibri" svg:font-family="Calibri"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宋体" svg:font-family="宋体" style:font-family-generic="system" style:font-pitch="variable"/>
  </office:font-face-decls>
  <office:automatic-styles>
    <style:style style:name="Table1" style:family="table">
      <style:table-properties style:width="6.3972in" fo:margin-left="-0.0785in" fo:margin-top="0in" fo:margin-bottom="0in" table:align="left" style:writing-mode="lr-tb"/>
    </style:style>
    <style:style style:name="Table1.A" style:family="table-column">
      <style:table-column-properties style:column-width="6.397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text-properties style:font-name="Times new roman"/>
    </style:style>
    <style:style style:name="P2" style:family="paragraph" style:parent-style-name="No_20_Spacing">
      <style:text-properties style:font-name="Times new roman"/>
    </style:style>
    <style:style style:name="P3" style:family="paragraph" style:parent-style-name="No_20_Spacing">
      <style:text-properties style:font-name="Times new roman" fo:font-size="10pt" fo:font-weight="bold" style:font-size-asian="10pt" style:font-weight-asian="bold" style:font-size-complex="10pt"/>
    </style:style>
    <style:style style:name="P4" style:family="paragraph" style:parent-style-name="No_20_Spacing">
      <style:paragraph-properties fo:text-align="end" style:justify-single-word="false"/>
      <style:text-properties style:font-name="Times new roman" fo:font-size="10pt" fo:font-weight="bold" style:font-size-asian="10pt" style:font-weight-asian="bold" style:font-size-complex="10pt"/>
    </style:style>
    <style:style style:name="P5" style:family="paragraph" style:parent-style-name="No_20_Spacing">
      <style:text-properties style:font-name="Times new roman" fo:font-size="10pt" fo:font-weight="bold" officeooo:paragraph-rsid="0004d5ad" style:font-size-asian="10pt" style:font-weight-asian="bold" style:font-size-complex="10pt"/>
    </style:style>
    <style:style style:name="P6" style:family="paragraph" style:parent-style-name="No_20_Spacing">
      <style:text-properties style:font-name="Times new roman" fo:font-size="10pt" fo:font-weight="bold" officeooo:paragraph-rsid="001175f2" style:font-size-asian="10pt" style:font-weight-asian="bold" style:font-size-complex="10pt"/>
    </style:style>
    <style:style style:name="P7" style:family="paragraph" style:parent-style-name="No_20_Spacing">
      <style:text-properties style:font-name="Times new roman" fo:font-size="10pt" fo:font-weight="normal" style:font-size-asian="10pt" style:font-weight-asian="normal" style:font-size-complex="10pt" style:font-weight-complex="normal"/>
    </style:style>
    <style:style style:name="P8" style:family="paragraph" style:parent-style-name="No_20_Spacing">
      <style:text-properties style:font-name="Times new roman" fo:font-size="10pt" fo:font-weight="normal" officeooo:rsid="0011a122" officeooo:paragraph-rsid="0011a122" style:font-size-asian="10pt" style:font-weight-asian="normal" style:font-size-complex="10pt" style:font-weight-complex="normal"/>
    </style:style>
    <style:style style:name="P9" style:family="paragraph" style:parent-style-name="No_20_Spacing">
      <style:text-properties style:font-name="Times new roman" officeooo:paragraph-rsid="001302a5"/>
    </style:style>
    <style:style style:name="P10" style:family="paragraph" style:parent-style-name="No_20_Spacing">
      <style:paragraph-properties fo:margin-top="0in" fo:margin-bottom="0in" loext:contextual-spacing="false" fo:line-height="100%"/>
      <style:text-properties style:font-name="Times new roman" fo:font-size="10pt" fo:font-style="italic" style:font-size-asian="10pt" style:font-style-asian="italic" style:font-size-complex="10pt"/>
    </style:style>
    <style:style style:name="P11" style:family="paragraph" style:parent-style-name="No_20_Spacing">
      <style:paragraph-properties fo:margin-top="0in" fo:margin-bottom="0in" loext:contextual-spacing="false" fo:line-height="100%"/>
      <style:text-properties style:font-name="Times new roman" fo:font-size="10pt" fo:font-weight="bold" style:font-size-asian="10pt" style:font-weight-asian="bold" style:font-size-complex="10pt"/>
    </style:style>
    <style:style style:name="P12" style:family="paragraph" style:parent-style-name="No_20_Spacing" style:master-page-name="Standard">
      <style:paragraph-properties fo:text-align="end" style:justify-single-word="false" style:page-number="auto"/>
      <style:text-properties style:font-name="Times new roman" fo:font-size="10pt" fo:font-weight="bold" style:font-size-asian="10pt" style:font-weight-asian="bold" style:font-size-complex="10pt"/>
    </style:style>
    <style:style style:name="P13" style:family="paragraph" style:parent-style-name="No_20_Spacing" style:list-style-name="WWNum1">
      <style:text-properties style:font-name="Times new roman" fo:font-size="10pt" fo:font-weight="bold" style:font-size-asian="10pt" style:font-weight-asian="bold" style:font-size-complex="10pt"/>
    </style:style>
    <style:style style:name="P14" style:family="paragraph" style:parent-style-name="No_20_Spacing">
      <style:text-properties style:font-name="Times new roman" fo:font-size="10pt" fo:font-weight="bold" officeooo:rsid="00176981" officeooo:paragraph-rsid="00176981" style:font-size-asian="10pt" style:font-weight-asian="bold" style:font-size-complex="10pt"/>
    </style:style>
    <style:style style:name="P15" style:family="paragraph" style:parent-style-name="No_20_Spacing">
      <style:text-properties style:font-name="Times new roman" fo:font-size="10pt" fo:font-weight="normal" officeooo:rsid="0015eab4" officeooo:paragraph-rsid="0015eab4" style:font-size-asian="10pt" style:font-weight-asian="normal" style:font-size-complex="10pt" style:font-weight-complex="normal"/>
    </style:style>
    <style:style style:name="P16" style:family="paragraph" style:parent-style-name="No_20_Spacing">
      <style:text-properties style:font-name="Times new roman" fo:font-size="10pt" fo:font-weight="normal" officeooo:rsid="00176981" officeooo:paragraph-rsid="00176981" style:font-size-asian="10pt" style:font-weight-asian="normal" style:font-size-complex="10pt" style:font-weight-complex="normal"/>
    </style:style>
    <style:style style:name="P17" style:family="paragraph" style:parent-style-name="No_20_Spacing">
      <style:text-properties style:font-name="Times new roman" fo:font-size="10pt" fo:font-weight="normal" officeooo:rsid="0017cf9c" officeooo:paragraph-rsid="0017cf9c" style:font-size-asian="10pt" style:font-weight-asian="normal" style:font-size-complex="10pt" style:font-weight-complex="normal"/>
    </style:style>
    <style:style style:name="P18" style:family="paragraph" style:parent-style-name="No_20_Spacing">
      <style:text-properties style:font-name="Times new roman" fo:font-size="10pt" fo:font-weight="normal" officeooo:rsid="0019c242" officeooo:paragraph-rsid="0019c242" style:font-size-asian="10pt" style:font-weight-asian="normal" style:font-size-complex="10pt" style:font-weight-complex="normal"/>
    </style:style>
    <style:style style:name="P19" style:family="paragraph" style:parent-style-name="No_20_Spacing">
      <style:text-properties style:font-name="Times new roman" fo:font-size="10pt" fo:font-weight="normal" officeooo:rsid="001d1f99" style:font-size-asian="10pt" style:font-weight-asian="normal" style:font-size-complex="10pt" style:font-weight-complex="normal"/>
    </style:style>
    <style:style style:name="P20" style:family="paragraph" style:parent-style-name="No_20_Spacing">
      <style:text-properties style:font-name="Times new roman" fo:font-size="10pt" fo:font-weight="normal" officeooo:rsid="001d1f99" officeooo:paragraph-rsid="001d1f99" style:font-size-asian="10pt" style:font-weight-asian="normal" style:font-size-complex="10pt" style:font-weight-complex="normal"/>
    </style:style>
    <style:style style:name="P21" style:family="paragraph" style:parent-style-name="No_20_Spacing">
      <style:text-properties style:font-name="Times new roman" fo:font-size="10pt" fo:font-weight="normal" officeooo:rsid="001d8a38" officeooo:paragraph-rsid="001d8a38" style:font-size-asian="10pt" style:font-weight-asian="normal" style:font-size-complex="10pt" style:font-weight-complex="normal"/>
    </style:style>
    <style:style style:name="P22" style:family="paragraph" style:parent-style-name="No_20_Spacing" style:list-style-name="WWNum1">
      <style:paragraph-properties fo:margin-top="0in" fo:margin-bottom="0in" loext:contextual-spacing="false" fo:line-height="100%"/>
      <style:text-properties style:font-name="Times new roman" fo:font-size="10pt" fo:font-style="italic" style:font-size-asian="10pt" style:font-style-asian="italic" style:font-size-complex="10pt"/>
    </style:style>
    <style:style style:name="P23" style:family="paragraph" style:parent-style-name="No_20_Spacing" style:list-style-name="WWNum1">
      <style:paragraph-properties fo:margin-top="0in" fo:margin-bottom="0in" loext:contextual-spacing="false" fo:line-height="100%"/>
      <style:text-properties style:font-name="Times new roman"/>
    </style:style>
    <style:style style:name="T1" style:family="text">
      <style:text-properties fo:font-size="10pt" fo:font-weight="bold" style:font-size-asian="10pt" style:font-weight-asian="bold" style:font-size-complex="10pt"/>
    </style:style>
    <style:style style:name="T2" style:family="text">
      <style:text-properties fo:font-size="10pt" fo:font-style="italic" fo:font-weight="bold" style:font-size-asian="10pt" style:font-style-asian="italic" style:font-weight-asian="bold"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10pt" fo:font-style="italic" fo:font-weight="normal" officeooo:rsid="001302a5" style:font-size-asian="10pt" style:font-style-asian="italic" style:font-weight-asian="normal" style:font-size-complex="10pt" style:font-style-complex="italic" style:font-weight-complex="normal"/>
    </style:style>
    <style:style style:name="T5" style:family="text">
      <style:text-properties fo:font-size="10pt" fo:font-weight="normal" officeooo:rsid="0003953e" style:font-size-asian="10pt" style:font-weight-asian="normal" style:font-size-complex="10pt" style:font-weight-complex="normal"/>
    </style:style>
    <style:style style:name="T6" style:family="text">
      <style:text-properties fo:font-size="10pt" fo:font-weight="normal" officeooo:rsid="001302a5" style:font-size-asian="10pt" style:font-weight-asian="normal" style:font-size-complex="10pt" style:font-weight-complex="normal"/>
    </style:style>
    <style:style style:name="T7" style:family="text">
      <style:text-properties officeooo:rsid="0019c242"/>
    </style:style>
    <style:style style:name="T8" style:family="text">
      <style:text-properties officeooo:rsid="001ab1e7"/>
    </style:style>
    <style:style style:name="T9" style:family="text">
      <style:text-properties officeooo:rsid="001d8a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SYC3100 V2017<text:bookmark text:name="_GoBack"/></text:p>
      <text:p text:style-name="P4">Spørsmål til selvvalgt artikkel</text:p>
      <text:p text:style-name="P4"/>
      <text:p text:style-name="P4"/>
      <text:p text:style-name="P3"/>
      <text:p text:style-name="P2"><text:span text:style-name="T1">Studentens navn: </text:span><text:span text:style-name="T5">Per Daniel M. Thorsrud</text:span></text:p>
      <text:p text:style-name="P9"><text:span text:style-name="T1">Artikkel (full referanse): </text:span><text:span text:style-name="T6">Renee N. Carey, Ngaire Donaghue, Pia Broderick (2010). </text:span><text:span text:style-name="T4">‘What you look like is such a big factor’: Girls’ own reflections about the appearance culture in an all-girls’</text:span><text:span text:style-name="T6"> school Feminism &amp; Psychology, 21(3) 299–316.</text:span></text:p>
      <text:p text:style-name="P7"/>
      <text:p text:style-name="P3"/>
      <text:p text:style-name="P2"><text:span text:style-name="T1">Hva er forskningsspørsmålet, og hvordan blir det begrunnet (kan være </text:span><text:span text:style-name="T2">flere</text:span><text:span text:style-name="T1"> forskningsspørsmål)?</text:span></text:p>
      <text:p text:style-name="P3"/>
      <text:p text:style-name="P15">Forskningspørsmålet i denne artikkelen er hovedsaklig å forstå hvordan videregående jenters miljø på skolen, og hvordan dette miljøet kan bidra til økt bevissthet og bekymring rundt ens eget kroppsbilde. De var innenfor dette spesifikt interessert i hvordan en «appearance culture» kan oppstå i slike miljøer. Målet var av intersse da dette er blitt gjort lite forksning på tidligere.</text:p>
      <text:p text:style-name="P3"/>
      <text:p text:style-name="P3"/>
      <text:p text:style-name="P3">Hvordan er data produsert?</text:p>
      <text:list xml:id="list5157413237420861739" text:style-name="WWNum1">
        <text:list-item>
          <text:p text:style-name="P13">Informanter (begrunnelse for valg og framgangsmåte for rekruttering)</text:p>
        </text:list-item>
        <text:list-item>
          <text:p text:style-name="P13">Intervju, observasjon (beskrive)</text:p>
        </text:list-item>
        <text:list-item>
          <text:p text:style-name="P13">Transkribert?</text:p>
        </text:list-item>
      </text:list>
      <text:p text:style-name="P14"/>
      <text:p text:style-name="P16">Utvalget bestod av jenter mellom 14 og 15 år. Alle jentene kom fra en privat jenteskole i en stor australsk by, og ble valgt ut på bakgrunn av en tidligere spørreundersøkelse hvor de alle meldte interesse for å bli intervjuet. Begrunnelsen for jenter fra en jenteskole var tidligere forskning som har indikert at følelser rundt kroppsbilde er mer tilstedeværende i disse miljøene. </text:p>
      <text:p text:style-name="P16"/>
      <text:p text:style-name="P17">Designet var semi-strukturerte intervjuer med semi-strukturerte spørsmålsguider. Spørsmålene var laget for disse intervjuene og fokuserte hovedsaklig på spisevaner, hvilken faktor deres «peer relations and groups» spilte i dette, og <text:span text:style-name="T7">hvilke karakteristikker deres</text:span> vennegjeng<text:span text:style-name="T7">(er)</text:span> hadde. <text:span text:style-name="T7">Alle intervjuer ble transkribert.</text:span></text:p>
      <text:p text:style-name="P5"/>
      <text:p text:style-name="P3"/>
      <text:p text:style-name="P3">Hvordan er det empiriske materialet analysert?</text:p>
      <text:p text:style-name="P3"/>
      <text:p text:style-name="P18">Analysemetoden som ble brukt var tematisk analyse, hvor gjentagende emner og hovedtemaer ble notert og videre eksaminert. Selve analysen var influert av deres ønske om å finne hvordan «appearance cultures» manifisterte seg, <text:span text:style-name="T8">og hvor stor del av livet kroppsbilde okkuperte. </text:span></text:p>
      <text:p text:style-name="P3"/>
      <text:p text:style-name="P3">Hva er resultatene?</text:p>
      <text:p text:style-name="P19"/>
      <text:p text:style-name="P20">Ut i fra intervjuene kom det fram at utseende er en veldig viktig del av skolen, og det er et sterkt fokus på å være attraktiv. Et problem her er at attraktiv ofte kan sees som synonymt med tynn, og det blir et voldsomt fokus på diet og det de kaller «sunn» spising. Å gå på diet var noe som ble sett på som normalt, og noe som var forventet som en del av en gruppe. I tillegg var det å gå på diett en «gruppeting», noe for å passe inn, og det var ofte at jentene gikk på diet sammen. <text:span text:style-name="T9">Jentene uttrykte at denne sterke fokuseringen på vekt og utseende kom fra magasiner, og at det var på denne måten en «appearance culture» fikk fotfeste, mens det kontinuerlige fokuset på å være tynn som en viktig del av det å være jente manifisterer selve kulturen. </text:span></text:p>
      <text:p text:style-name="P20"/>
      <text:p text:style-name="P21">Videre sa jentene at man sjeldent prater direkte om vekt, men det ofte «baksnakkes» og diskuteres om det uten personen til stede. Dette skaper en konstant viten om at ens eget vekt er ute i offentligheten og åpen for kritikk, noe som skaper en enda større bevissthet på sitt eget kroppsbilde.</text:p>
      <text:p text:style-name="P21"/>
      <text:p text:style-name="P21">Skolen selv hadde mange tiltak for å kjempe mot denne voldsomme fokuseringen på å være tynn, men jentene selv ga uttrykk for at dette hjalp lite. Her var det en enighet om at skolene fokuserte for mye på de syke formene for diett som bulimi og anoreksi, samtidig som de lovpriste det å skulle akseptere seg selv. Generelt ga jentene inntrykk for at det skolene prøvde å formidle ikke ble tatt på alvor. </text:p>
      <text:p text:style-name="P3"><text:soft-page-break/></text:p>
      <text:p text:style-name="P3">Hvordan blir resultatene presentert, og hvordan argumenteres det for resultatenes generaliseringsmuligheter og betydning (for forskning, praksisfelt, politisk diskusjon osv)?</text:p>
      <text:p text:style-name="P3"/>
      <text:p text:style-name="P6"/>
      <text:p text:style-name="P6"/>
      <text:p text:style-name="P3">Hvilke etiske refleksjoner inneholder artikkelen?</text:p>
      <text:p text:style-name="P3"/>
      <text:p text:style-name="P8">Ikke nevnt noe om etiske relfeksjoner eller vurderinger i artikkelen.</text:p>
      <text:p text:style-name="P3"/>
      <table:table table:name="Table1" table:style-name="Table1">
        <table:table-column table:style-name="Table1.A"/>
        <table:table-row table:style-name="Table1.1">
          <table:table-cell table:style-name="Table1.A1" office:value-type="string">
            <text:p text:style-name="P10"/>
            <text:list xml:id="list231512114777723" text:continue-numbering="true" text:style-name="WWNum1">
              <text:list-item>
                <text:p text:style-name="P22">Du kan hente artikkelen fra EksempelsamlingPSYC3100 (ligger på fronter), eller fra et tidsskrift eller bok. </text:p>
              </text:list-item>
              <text:list-item>
                <text:p text:style-name="P22">Bruk malen, og skriv inn svarene på spørsmålene i Times New Roman 12. </text:p>
              </text:list-item>
              <text:list-item>
                <text:p text:style-name="P22">Teksten skal være på ca. halvannen – to sider. </text:p>
              </text:list-item>
              <text:list-item>
                <text:p text:style-name="P23"><text:span text:style-name="T3">Husk at </text:span><text:span text:style-name="T2">to</text:span><text:span text:style-name="T3"> artikler skal presenteres på denne måten, ett dokument for hver artikkel.</text:span></text:p>
              </text:list-item>
            </text:list>
            <text:p text:style-name="P11"/>
          </table:table-cell>
        </table:table-row>
      </table:table>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Times new roman" svg:font-family="'Times new roman'" style:font-family-generic="roman"/>
    <style:font-face style:name="Noto Sans Devanagari1" svg:font-family="'Noto Sans Devanagari'" style:font-family-generic="swiss"/>
    <style:font-face style:name="Calibri" svg:font-family="Calibri"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true" style:font-name-asian="宋体" style:font-size-asian="11pt" style:language-asian="zh" style:country-asian="CN"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b" fo:country="NO" style:letter-kerning="true" style:font-name-asian="宋体" style:font-size-asian="11pt" style:language-asian="zh" style:country-asian="CN"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0pt" fo:font-weight="bold" style:font-name-asian="宋体" style:font-family-asian="宋体" style:font-family-generic-asian="system" style:font-pitch-asian="variable" style:font-name-complex="DejaVu Sans1"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nes Andenæs</meta:initial-creator>
    <meta:editing-cycles>8</meta:editing-cycles>
    <meta:creation-date>2017-02-02T15:58:00</meta:creation-date>
    <dc:date>2017-02-19T23:15:10.000378357</dc:date>
    <meta:editing-duration>PT2H18M10S</meta:editing-duration>
    <meta:generator>LibreOffice/5.2.5.1$Linux_X86_64 LibreOffice_project/20m0$Build-1</meta:generator>
    <meta:document-statistic meta:table-count="1" meta:image-count="0" meta:object-count="0" meta:page-count="2" meta:paragraph-count="25" meta:word-count="645" meta:character-count="4031" meta:non-whitespace-character-count="3411"/>
    <meta:user-defined meta:name="AppVersion">14.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